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Times New Roman" fo:font-size="4.5pt" style:font-name-asian="Times New Roman1" style:font-size-asian="4.5pt" style:font-name-complex="Times New Roman1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3pt" fo:font-weight="bold" style:font-name-asian="Times New Roman1" style:font-size-asian="13pt" style:font-weight-asian="bold" style:font-name-complex="Times New Roman1"/>
    </style:style>
    <style:style style:name="P5" style:family="paragraph" style:parent-style-name="Standard">
      <style:paragraph-properties fo:margin-top="0.012cm" fo:margin-bottom="0cm" fo:line-height="100%"/>
      <style:text-properties style:font-name="Caladea" fo:font-size="20.5pt" fo:font-weight="bold" style:font-name-asian="Caladea1" style:font-size-asian="20.5pt" style:font-weight-asian="bold" style:font-name-complex="Caladea1"/>
    </style:style>
    <style:style style:name="P6" style:family="paragraph" style:parent-style-name="Standard">
      <style:paragraph-properties fo:margin-top="0.012cm" fo:margin-bottom="0cm" fo:line-height="100%"/>
      <style:text-properties style:font-name="Times New Roman" fo:font-size="8pt" fo:font-weight="bold" style:font-name-asian="Times New Roman1" style:font-size-asian="8pt" style:font-weight-asian="bold" style:font-name-complex="Times New Roman1"/>
    </style:style>
    <style:style style:name="P7" style:family="paragraph" style:parent-style-name="Standard">
      <style:paragraph-properties fo:margin-left="0.404cm" fo:margin-right="0cm" fo:margin-top="0.06cm" fo:margin-bottom="0cm" fo:line-height="100%" fo:text-indent="0cm" style:auto-text-indent="false">
        <style:tab-stops>
          <style:tab-stop style:position="11.94cm"/>
        </style:tab-stops>
      </style:paragraph-properties>
    </style:style>
    <style:style style:name="P8" style:family="paragraph" style:parent-style-name="Standard">
      <style:paragraph-properties fo:margin-left="0.404cm" fo:margin-right="0cm" fo:margin-top="0cm" fo:margin-bottom="0cm" fo:line-height="100%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9" style:family="paragraph" style:parent-style-name="Standard">
      <style:paragraph-properties fo:margin-left="0.404cm" fo:margin-right="0cm" fo:margin-top="0.002cm" fo:margin-bottom="0cm" fo:line-height="100%" fo:text-indent="0cm" style:auto-text-indent="false">
        <style:tab-stops>
          <style:tab-stop style:position="11.839cm"/>
        </style:tab-stops>
      </style:paragraph-properties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0.404cm" fo:margin-right="9.747cm" fo:margin-top="0.004cm" fo:margin-bottom="0cm" fo:line-height="100%" fo:text-indent="0cm" style:auto-text-indent="false">
        <style:tab-stops>
          <style:tab-stop style:position="2.402cm"/>
        </style:tab-stops>
      </style:paragraph-properties>
    </style:style>
    <style:style style:name="P11" style:family="paragraph" style:parent-style-name="Standard">
      <style:paragraph-properties fo:margin-left="0.404cm" fo:margin-right="9.747cm" fo:margin-top="0.004cm" fo:margin-bottom="0cm" fo:line-height="100%" fo:text-indent="0cm" style:auto-text-indent="false">
        <style:tab-stops>
          <style:tab-stop style:position="2.402cm"/>
        </style:tab-stops>
      </style:paragraph-properties>
      <style:text-properties style:font-name="Times New Roman" fo:letter-spacing="-0.004cm" fo:font-weight="bold" style:font-name-asian="Times New Roman1" style:font-weight-asian="bold" style:font-name-complex="Times New Roman1" style:font-weight-complex="bold"/>
    </style:style>
    <style:style style:name="P12" style:family="paragraph" style:parent-style-name="Standard">
      <style:paragraph-properties fo:margin-left="0.286cm" fo:margin-right="0cm" fo:margin-top="0.159cm" fo:margin-bottom="0cm" fo:line-height="100%" fo:text-indent="0cm" style:auto-text-indent="false">
        <style:tab-stops>
          <style:tab-stop style:position="15.295cm"/>
        </style:tab-stops>
      </style:paragraph-properties>
    </style:style>
    <style:style style:name="P13" style:family="paragraph" style:parent-style-name="Standard">
      <style:paragraph-properties fo:margin-left="0.286cm" fo:margin-right="0cm" fo:margin-top="0.159cm" fo:margin-bottom="0cm" fo:line-height="100%" fo:text-indent="0cm" style:auto-text-indent="false">
        <style:tab-stops>
          <style:tab-stop style:position="15.295cm"/>
        </style:tab-stops>
      </style:paragraph-properties>
      <style:text-properties style:font-name="Times New Roman" fo:font-size="13.5pt" style:font-name-asian="Times New Roman1" style:font-size-asian="13.5pt" style:font-name-complex="Times New Roman1"/>
    </style:style>
    <style:style style:name="P14" style:family="paragraph" style:parent-style-name="Standard">
      <style:paragraph-properties fo:margin-left="0.286cm" fo:margin-right="0cm" fo:margin-top="0.159cm" fo:margin-bottom="0cm" fo:line-height="100%" fo:text-indent="0cm" style:auto-text-indent="false">
        <style:tab-stops>
          <style:tab-stop style:position="15.295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5" style:family="paragraph" style:parent-style-name="Standard">
      <style:paragraph-properties fo:margin-left="0cm" fo:margin-right="2.025cm" fo:margin-top="0.33cm" fo:margin-bottom="0cm" fo:line-height="100%" fo:text-align="justify" style:justify-single-word="false" fo:text-indent="0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1.674cm" fo:margin-right="0cm" fo:margin-top="0.062cm" fo:margin-bottom="0cm" fo:line-height="100%" fo:text-indent="0cm" style:auto-text-indent="false">
        <style:tab-stops>
          <style:tab-stop style:position="6.756cm"/>
          <style:tab-stop style:position="8.027cm"/>
        </style:tab-stops>
      </style:paragraph-properties>
    </style:style>
    <style:style style:name="P17" style:family="paragraph" style:parent-style-name="Standard">
      <style:paragraph-properties fo:margin-left="1.674cm" fo:margin-right="0cm" fo:margin-top="0.062cm" fo:margin-bottom="0cm" fo:line-height="100%" fo:text-indent="0cm" style:auto-text-indent="false">
        <style:tab-stops>
          <style:tab-stop style:position="6.756cm"/>
          <style:tab-stop style:position="8.033cm"/>
        </style:tab-stops>
      </style:paragraph-properties>
    </style:style>
    <style:style style:name="P18" style:family="paragraph" style:parent-style-name="Standard">
      <style:paragraph-properties fo:margin-left="1.674cm" fo:margin-right="0cm" fo:margin-top="0.062cm" fo:margin-bottom="0cm" fo:line-height="100%" fo:text-indent="0cm" style:auto-text-indent="false">
        <style:tab-stops>
          <style:tab-stop style:position="6.756cm"/>
          <style:tab-stop style:position="8.027cm"/>
        </style:tab-stops>
      </style:paragraph-properties>
      <style:text-properties style:font-name="Times New Roman" style:font-name-asian="Times New Roman1" style:font-name-complex="Times New Roman1"/>
    </style:style>
    <style:style style:name="P19" style:family="paragraph" style:parent-style-name="Standard">
      <style:paragraph-properties fo:margin-left="1.674cm" fo:margin-right="0cm" fo:margin-top="0.071cm" fo:margin-bottom="0cm" fo:line-height="100%" fo:text-indent="0cm" style:auto-text-indent="false">
        <style:tab-stops>
          <style:tab-stop style:position="6.756cm"/>
          <style:tab-stop style:position="9.839cm" style:type="right"/>
        </style:tab-stops>
      </style:paragraph-properties>
    </style:style>
    <style:style style:name="P20" style:family="paragraph" style:parent-style-name="Standard">
      <style:paragraph-properties fo:margin-left="1.674cm" fo:margin-right="0cm" fo:margin-top="0.071cm" fo:margin-bottom="0cm" fo:line-height="100%" fo:text-indent="0cm" style:auto-text-indent="false">
        <style:tab-stops>
          <style:tab-stop style:position="6.738cm"/>
          <style:tab-stop style:position="8.001cm"/>
        </style:tab-stops>
      </style:paragraph-properties>
    </style:style>
    <style:style style:name="P21" style:family="paragraph" style:parent-style-name="Standard">
      <style:paragraph-properties fo:margin-left="1.674cm" fo:margin-right="0cm" fo:margin-top="0.071cm" fo:margin-bottom="0cm" fo:line-height="100%" fo:text-indent="0cm" style:auto-text-indent="false">
        <style:tab-stops>
          <style:tab-stop style:position="6.756cm"/>
          <style:tab-stop style:position="8.027cm"/>
        </style:tab-stops>
      </style:paragraph-properties>
    </style:style>
    <style:style style:name="P22" style:family="paragraph" style:parent-style-name="Standard">
      <style:paragraph-properties fo:margin-left="1.674cm" fo:margin-right="0cm" fo:margin-top="0cm" fo:margin-bottom="0cm" fo:line-height="100%" fo:text-indent="0cm" style:auto-text-indent="false">
        <style:tab-stops>
          <style:tab-stop style:position="6.756cm"/>
          <style:tab-stop style:position="8.027cm"/>
        </style:tab-stops>
      </style:paragraph-properties>
      <style:text-properties style:font-name="Times New Roman" style:font-name-asian="Times New Roman1" style:font-name-complex="Times New Roman1"/>
    </style:style>
    <style:style style:name="P23" style:family="paragraph" style:parent-style-name="Standard">
      <style:paragraph-properties fo:margin-top="0.004cm" fo:margin-bottom="0cm" fo:line-height="100%"/>
      <style:text-properties style:font-name="Times New Roman" fo:font-size="8pt" style:font-name-asian="Times New Roman1" style:font-size-asian="8pt" style:font-name-complex="Times New Roman1"/>
    </style:style>
    <style:style style:name="P24" style:family="paragraph" style:parent-style-name="Standard">
      <style:paragraph-properties fo:margin-top="0.014cm" fo:margin-bottom="0cm" fo:line-height="100%"/>
      <style:text-properties style:font-name="Times New Roman" fo:font-size="14.5pt" fo:font-weight="bold" style:font-name-asian="Times New Roman1" style:font-size-asian="14.5pt" style:font-weight-asian="bold" style:font-name-complex="Times New Roman1"/>
    </style:style>
    <style:style style:name="P25" style:family="paragraph" style:parent-style-name="Standard">
      <style:paragraph-properties fo:margin-top="0.018cm" fo:margin-bottom="0cm" fo:line-height="100%"/>
      <style:text-properties style:font-name="Times New Roman" fo:font-size="12pt" style:font-name-asian="Times New Roman1" style:font-size-asian="12pt" style:font-name-complex="Times New Roman1"/>
    </style:style>
    <style:style style:name="P26" style:family="paragraph" style:parent-style-name="List_20_Paragraph">
      <style:paragraph-properties fo:margin-left="2.42cm" fo:margin-right="2.025cm" fo:margin-top="0.33cm" fo:margin-bottom="0cm" fo:line-height="100%" fo:text-align="justify" style:justify-single-word="false" fo:text-indent="0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.118cm" fo:margin-right="0cm" fo:margin-top="0.071cm" fo:margin-bottom="0cm" fo:line-height="100%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.404cm" fo:margin-right="1.829cm" fo:margin-top="0cm" fo:margin-bottom="0cm" fo:line-height="100%" fo:text-indent="1.27cm" style:auto-text-indent="false"/>
      <style:text-properties style:font-name="Times New Roman" style:font-name-asian="Times New Roman1" style:font-name-complex="Times New Roman1"/>
    </style:style>
    <style:style style:name="P29" style:family="paragraph" style:parent-style-name="Standard" style:master-page-name="Standard">
      <style:paragraph-properties fo:margin-left="5.486cm" fo:margin-right="0cm" fo:margin-top="0.136cm" fo:margin-bottom="0cm" fo:line-height="100%" fo:text-indent="0cm" style:auto-text-indent="false" style:page-number="auto"/>
      <style:text-properties style:font-name="Caladea" fo:font-size="18pt" fo:font-weight="bold" style:font-name-asian="Caladea1" style:font-size-asian="18pt" style:font-weight-asian="bold" style:font-name-complex="Caladea1"/>
    </style:style>
    <style:style style:name="P30" style:family="paragraph" style:parent-style-name="Standard" style:list-style-name="WWNum1">
      <style:paragraph-properties fo:margin-left="1.27cm" fo:margin-right="2.025cm" fo:margin-top="0.33cm" fo:margin-bottom="0cm" fo:line-height="100%" fo:text-indent="-0.635cm" style:auto-text-indent="false">
        <style:tab-stops>
          <style:tab-stop style:position="1.785cm"/>
          <style:tab-stop style:position="1.787cm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Standard" style:list-style-name="WWNum2">
      <style:paragraph-properties fo:margin-left="1.27cm" fo:margin-right="2.025cm" fo:margin-top="0.33cm" fo:margin-bottom="0cm" fo:line-height="100%" fo:text-indent="-0.635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/>
    </style:style>
    <style:style style:name="P32" style:family="paragraph" style:parent-style-name="Standard" style:list-style-name="WWNum2">
      <style:paragraph-properties fo:margin-left="1.27cm" fo:margin-right="2.025cm" fo:margin-top="0.33cm" fo:margin-bottom="0cm" fo:line-height="100%" fo:text-indent="-0.635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33" style:family="paragraph" style:parent-style-name="Standard" style:list-style-name="WWNum2" style:master-page-name="">
      <style:paragraph-properties fo:margin-left="1.27cm" fo:margin-right="2.025cm" fo:margin-top="0.33cm" fo:margin-bottom="0cm" fo:line-height="100%" fo:orphans="2" fo:widows="2" fo:text-indent="-0.529cm" style:auto-text-indent="false" style:page-number="auto" style:writing-mode="lr-tb">
        <style:tab-stops>
          <style:tab-stop style:position="1.27cm"/>
          <style:tab-stop style:position="1.785cm"/>
          <style:tab-stop style:position="1.787cm"/>
        </style:tab-stops>
      </style:paragraph-properties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/>
    </style:style>
    <style:style style:name="P34" style:family="paragraph" style:parent-style-name="Standard" style:list-style-name="WWNum9" style:master-page-name="">
      <style:paragraph-properties fo:margin-left="2.54cm" fo:margin-right="2.025cm" fo:margin-top="0.33cm" fo:margin-bottom="0cm" fo:line-height="100%" fo:orphans="2" fo:widows="2" fo:text-indent="-1.138cm" style:auto-text-indent="false" style:page-number="auto" style:writing-mode="lr-tb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 style:list-style-name="WWNum9">
      <style:paragraph-properties fo:margin-left="2.54cm" fo:margin-right="2.025cm" fo:margin-top="0.33cm" fo:margin-bottom="0cm" fo:line-height="100%" fo:orphans="2" fo:widows="2" fo:text-indent="-1.138cm" style:auto-text-indent="false" style:writing-mode="lr-tb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WWNum4">
      <style:paragraph-properties fo:margin-left="1.27cm" fo:margin-right="0cm" fo:margin-top="0cm" fo:margin-bottom="0cm" fo:line-height="100%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 style:list-style-name="WWNum5">
      <style:paragraph-properties fo:margin-left="1.27cm" fo:margin-right="0cm" fo:margin-top="0.332cm" fo:margin-bottom="0cm" fo:line-height="100%" fo:text-indent="-0.635cm" style:auto-text-indent="false">
        <style:tab-stops>
          <style:tab-stop style:position="2.309cm"/>
          <style:tab-stop style:position="2.311cm"/>
          <style:tab-stop style:position="8.086cm"/>
        </style:tab-stops>
      </style:paragraph-properties>
    </style:style>
    <style:style style:name="P38" style:family="paragraph" style:parent-style-name="Standard" style:list-style-name="WWNum5">
      <style:paragraph-properties fo:margin-left="1.27cm" fo:margin-right="0cm" fo:margin-top="0.067cm" fo:margin-bottom="0cm" fo:line-height="100%" fo:text-indent="-0.635cm" style:auto-text-indent="false">
        <style:tab-stops>
          <style:tab-stop style:position="2.309cm"/>
          <style:tab-stop style:position="2.311cm"/>
          <style:tab-stop style:position="8.027cm"/>
        </style:tab-stops>
      </style:paragraph-properties>
    </style:style>
    <style:style style:name="P39" style:family="paragraph" style:parent-style-name="Standard" style:list-style-name="WWNum5">
      <style:paragraph-properties fo:margin-left="1.27cm" fo:margin-right="0cm" fo:margin-top="0.067cm" fo:margin-bottom="0cm" fo:line-height="100%" fo:text-indent="-0.635cm" style:auto-text-indent="false">
        <style:tab-stops>
          <style:tab-stop style:position="2.309cm"/>
          <style:tab-stop style:position="2.311cm"/>
        </style:tab-stops>
      </style:paragraph-properties>
    </style:style>
    <style:style style:name="P40" style:family="paragraph" style:parent-style-name="Standard" style:list-style-name="WWNum5">
      <style:paragraph-properties fo:margin-left="1.27cm" fo:margin-right="0cm" fo:margin-top="0.056cm" fo:margin-bottom="0cm" fo:line-height="100%" fo:text-indent="-0.635cm" style:auto-text-indent="false">
        <style:tab-stops>
          <style:tab-stop style:position="2.309cm"/>
          <style:tab-stop style:position="2.311cm"/>
          <style:tab-stop style:position="8.027cm"/>
        </style:tab-stops>
      </style:paragraph-properties>
    </style:style>
    <style:style style:name="P41" style:family="paragraph" style:parent-style-name="Standard" style:list-style-name="WWNum6">
      <style:paragraph-properties fo:margin-left="1.27cm" fo:margin-right="0cm" fo:margin-top="0.178cm" fo:margin-bottom="0cm" fo:line-height="100%" fo:text-indent="-0.635cm" style:auto-text-indent="false">
        <style:tab-stops>
          <style:tab-stop style:position="2.242cm"/>
          <style:tab-stop style:position="2.244cm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Standard" style:list-style-name="WWNum6">
      <style:paragraph-properties fo:margin-left="1.27cm" fo:margin-right="0cm" fo:margin-top="0.065cm" fo:margin-bottom="0cm" fo:line-height="100%" fo:text-indent="-0.635cm" style:auto-text-indent="false">
        <style:tab-stops>
          <style:tab-stop style:position="2.242cm"/>
          <style:tab-stop style:position="2.244cm"/>
        </style:tab-stops>
      </style:paragraph-properties>
    </style:style>
    <style:style style:name="P43" style:family="paragraph" style:parent-style-name="Standard">
      <style:paragraph-properties fo:margin-left="0.353cm" fo:margin-right="0cm" fo:margin-top="0.265cm" fo:margin-bottom="0cm" fo:line-height="100%" fo:text-indent="0cm" style:auto-text-indent="false">
        <style:tab-stops>
          <style:tab-stop style:position="5.44cm"/>
          <style:tab-stop style:position="15.226cm"/>
        </style:tab-stops>
      </style:paragraph-properties>
    </style:style>
    <style:style style:name="P44" style:family="paragraph" style:parent-style-name="Standard">
      <style:paragraph-properties fo:margin-top="0.019cm" fo:margin-bottom="0cm" fo:line-height="100%"/>
      <style:text-properties style:font-name="Times New Roman" fo:font-size="13pt" fo:font-weight="bold" style:font-name-asian="Times New Roman1" style:font-size-asian="13pt" style:font-weight-asian="bold" style:font-name-complex="Times New Roman1"/>
    </style:style>
    <style:style style:name="P45" style:family="paragraph" style:parent-style-name="Standard">
      <style:paragraph-properties fo:margin-top="0.005cm" fo:margin-bottom="0cm" fo:line-height="100%" fo:text-align="justify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46" style:family="paragraph" style:parent-style-name="Standard">
      <style:paragraph-properties fo:margin-top="0.007cm" fo:margin-bottom="0cm" fo:line-height="100%"/>
      <style:text-properties style:font-name="Times New Roman" style:font-name-asian="Times New Roman1" style:font-name-complex="Times New Roman1"/>
    </style:style>
    <style:style style:name="P47" style:family="paragraph" style:parent-style-name="Standard">
      <style:paragraph-properties fo:margin-top="0.002cm" fo:margin-bottom="0cm" fo:line-height="100%"/>
      <style:text-properties style:font-name="Times New Roman" fo:font-size="14pt" style:font-name-asian="Times New Roman1" style:font-size-asian="14pt" style:font-name-complex="Times New Roman1"/>
    </style:style>
    <style:style style:name="P48" style:family="paragraph" style:parent-style-name="Standard">
      <style:paragraph-properties fo:margin-top="0cm" fo:margin-bottom="0cm" fo:line-height="100%"/>
      <style:text-properties style:font-name="Times New Roman" fo:font-size="13pt" fo:font-weight="bold" style:font-name-asian="Times New Roman1" style:font-size-asian="13pt" style:font-weight-asian="bold" style:font-name-complex="Times New Roman1"/>
    </style:style>
    <style:style style:name="P49" style:family="paragraph" style:parent-style-name="List_20_Paragraph" style:list-style-name="WWNum10">
      <style:paragraph-properties fo:margin-left="1.27cm" fo:margin-right="2.025cm" fo:margin-top="0.33cm" fo:margin-bottom="0cm" fo:line-height="100%" fo:text-align="justify" style:justify-single-word="false" fo:text-indent="0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0" style:family="paragraph" style:parent-style-name="List_20_Paragraph" style:list-style-name="WWNum2" style:master-page-name="">
      <style:paragraph-properties fo:margin-left="1.27cm" fo:margin-right="0cm" fo:margin-top="0.33cm" fo:margin-bottom="0cm" fo:line-height="100%" fo:text-align="start" style:justify-single-word="false" fo:orphans="2" fo:widows="2" fo:text-indent="0.132cm" style:auto-text-indent="false" style:page-number="auto" style:writing-mode="lr-tb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1" style:family="paragraph" style:parent-style-name="List_20_Paragraph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3.859cm"/>
          <style:tab-stop style:position="4.401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/>
    </style:style>
    <style:style style:name="P52" style:family="paragraph" style:parent-style-name="List_20_Paragraph" style:list-style-name="WWNum9">
      <style:paragraph-properties fo:margin-top="0cm" fo:margin-bottom="0cm" fo:line-height="100%" fo:text-align="justify" style:justify-single-word="false">
        <style:tab-stops>
          <style:tab-stop style:position="3.859cm"/>
          <style:tab-stop style:position="4.401cm"/>
        </style:tab-stops>
      </style:paragraph-properties>
    </style:style>
    <style:style style:name="P53" style:family="paragraph" style:parent-style-name="List_20_Paragraph" style:list-style-name="WWNum9">
      <style:paragraph-properties fo:margin-top="0cm" fo:margin-bottom="0cm" fo:line-height="100%" fo:text-align="justify" style:justify-single-word="false">
        <style:tab-stops>
          <style:tab-stop style:position="3.72cm"/>
          <style:tab-stop style:position="4.265cm"/>
        </style:tab-stops>
      </style:paragraph-properties>
    </style:style>
    <style:style style:name="P54" style:family="paragraph" style:parent-style-name="List_20_Paragraph" style:list-style-name="WWNum9">
      <style:paragraph-properties fo:margin-top="0cm" fo:margin-bottom="0cm" fo:line-height="100%" fo:text-align="justify" style:justify-single-word="false">
        <style:tab-stops>
          <style:tab-stop style:position="3.859cm"/>
          <style:tab-stop style:position="4.401cm"/>
        </style:tab-stops>
      </style:paragraph-properties>
      <style:text-properties style:font-name="Times New Roman" fo:font-size="12pt" style:font-name-asian="Times New Roman1" style:font-size-asian="12pt" style:font-name-complex="Times New Roman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etter-spacing="0.012cm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etter-spacing="0.012cm" fo:font-weight="bold" style:font-name-asian="Times New Roman1" style:font-size-asian="12pt" style:font-weight-asian="bold" style:font-name-complex="Times New Roman1"/>
    </style:style>
    <style:style style:name="T8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etter-spacing="0.009cm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letter-spacing="-0.041cm" fo:font-weight="bold" style:font-name-asian="Times New Roman1" style:font-size-asian="12pt" style:font-weight-asian="bold" style:font-name-complex="Times New Roman1"/>
    </style:style>
    <style:style style:name="T11" style:family="text">
      <style:text-properties style:font-name="Times New Roman" fo:font-size="12pt" fo:letter-spacing="-0.041cm" style:font-name-asian="Times New Roman1" style:font-size-asian="12pt" style:font-name-complex="Times New Roman1"/>
    </style:style>
    <style:style style:name="T12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fo:letter-spacing="-0.056cm" fo:font-weight="bold" style:font-name-asian="Times New Roman1" style:font-size-asian="12pt" style:font-weight-asian="bold" style:font-name-complex="Times New Roman1"/>
    </style:style>
    <style:style style:name="T14" style:family="text">
      <style:text-properties style:font-name="Times New Roman" fo:font-size="12pt" fo:letter-spacing="-0.016cm" fo:font-weight="bold" style:font-name-asian="Times New Roman1" style:font-size-asian="12pt" style:font-weight-asian="bold" style:font-name-complex="Times New Roman1"/>
    </style:style>
    <style:style style:name="T15" style:family="text">
      <style:text-properties style:font-name="Times New Roman" fo:font-size="12pt" fo:letter-spacing="0.005cm" style:font-name-asian="Times New Roman1" style:font-size-asian="12pt" style:font-name-complex="Times New Roman1"/>
    </style:style>
    <style:style style:name="T16" style:family="text">
      <style:text-properties style:font-name="Times New Roman" fo:font-size="12pt" fo:letter-spacing="0.007cm" style:font-name-asian="Times New Roman1" style:font-size-asian="12pt" style:font-name-complex="Times New Roman1"/>
    </style:style>
    <style:style style:name="T17" style:family="text">
      <style:text-properties style:font-name="Times New Roman" fo:font-size="12pt" fo:letter-spacing="-0.051cm" style:font-name-asian="Times New Roman1" style:font-size-asian="12pt" style:font-name-complex="Times New Roman1"/>
    </style:style>
    <style:style style:name="T18" style:family="text">
      <style:text-properties style:font-name="Times New Roman" fo:font-size="12pt" fo:letter-spacing="-0.014cm" style:font-name-asian="Times New Roman1" style:font-size-asian="12pt" style:font-name-complex="Times New Roman1"/>
    </style:style>
    <style:style style:name="T19" style:family="text">
      <style:text-properties style:font-name="Times New Roman" fo:letter-spacing="-0.004cm" style:font-name-asian="Times New Roman1" style:font-name-complex="Times New Roman1"/>
    </style:style>
    <style:style style:name="T20" style:family="text">
      <style:text-properties style:font-name="Times New Roman" fo:letter-spacing="-0.005cm" style:font-name-asian="Times New Roman1" style:font-name-complex="Times New Roman1"/>
    </style:style>
    <style:style style:name="T21" style:family="text">
      <style:text-properties style:font-name="Times New Roman" fo:letter-spacing="-0.002cm" style:font-name-asian="Times New Roman1" style:font-name-complex="Times New Roman1"/>
    </style:style>
    <style:style style:name="T22" style:family="text">
      <style:text-properties style:font-name="Times New Roman" fo:letter-spacing="0.005cm" style:font-name-asian="Times New Roman1" style:font-name-complex="Times New Roman1"/>
    </style:style>
    <style:style style:name="T23" style:family="text">
      <style:text-properties style:font-name="Times New Roman" fo:font-weight="bold" style:font-name-asian="Times New Roman1" style:font-weight-asian="bold" style:font-name-complex="Times New Roman1"/>
    </style:style>
    <style:style style:name="T24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5" style:family="text">
      <style:text-properties style:font-name="Times New Roman" fo:letter-spacing="0.016cm" style:font-name-asian="Times New Roman1" style:font-name-complex="Times New Roman1"/>
    </style:style>
    <style:style style:name="T26" style:family="text">
      <style:text-properties style:font-name="Times New Roman" fo:letter-spacing="0.019cm" style:font-name-asian="Times New Roman1" style:font-name-complex="Times New Roman1"/>
    </style:style>
    <style:style style:name="T27" style:family="text">
      <style:text-properties style:font-name="Times New Roman" fo:letter-spacing="0.007cm" style:font-name-asian="Times New Roman1" style:font-name-complex="Times New Roman1"/>
    </style:style>
    <style:style style:name="T28" style:family="text">
      <style:text-properties style:font-name="Times New Roman" fo:font-size="14pt" fo:letter-spacing="0.012cm" fo:font-weight="bold" style:font-name-asian="Times New Roman1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0" style:family="text">
      <style:text-properties style:font-name="Times New Roman" fo:font-size="14pt" fo:letter-spacing="-0.034cm" fo:font-weight="bold" style:font-name-asian="Times New Roman1" style:font-size-asian="14pt" style:font-weight-asian="bold" style:font-name-complex="Times New Roman1" style:font-size-complex="14pt"/>
    </style:style>
    <style:style style:name="T31" style:family="text">
      <style:text-properties style:font-name="Times New Roman" fo:font-size="14pt" fo:letter-spacing="-0.039cm" fo:font-weight="bold" style:font-name-asian="Times New Roman1" style:font-size-asian="14pt" style:font-weight-asian="bold" style:font-name-complex="Times New Roman1" style:font-size-complex="14pt"/>
    </style:style>
    <style:style style:name="T32" style:family="text">
      <style:text-properties style:font-name="Times New Roman" fo:font-size="14pt" fo:letter-spacing="-0.035cm" fo:font-weight="bold" style:font-name-asian="Times New Roman1" style:font-size-asian="14pt" style:font-weight-asian="bold" style:font-name-complex="Times New Roman1" style:font-size-complex="14pt"/>
    </style:style>
    <style:style style:name="T33" style:family="text">
      <style:text-properties style:font-name="Times New Roman" fo:font-size="10pt" style:font-name-asian="Times New Roman1" style:font-size-asian="10pt" style:font-name-complex="Times New Roman1"/>
    </style:style>
    <style:style style:name="T34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35" style:family="text">
      <style:text-properties style:font-name="Times New Roman" fo:letter-spacing="-0.007cm" style:font-name-asian="Times New Roman1" style:font-name-complex="Times New Roman1"/>
    </style:style>
    <style:style style:name="T36" style:family="text">
      <style:text-properties style:font-name="Times New Roman" fo:letter-spacing="0.002cm" style:font-name-asian="Times New Roman1" style:font-name-complex="Times New Roman1"/>
    </style:style>
    <style:style style:name="T37" style:family="text">
      <style:text-properties style:font-name="Times New Roman" style:font-name-asian="Symbol2" style:font-name-complex="Symbol2"/>
    </style:style>
    <style:style style:name="T38" style:family="text">
      <style:text-properties style:font-name="Symbol" style:font-name-asian="Symbol2" style:font-name-complex="Symbo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ESUME</text:p>
      <text:p text:style-name="P5"/>
      <text:p text:style-name="P8">SURENDA UPPUTURU</text:p>
      <text:p text:style-name="P10"><text:span text:style-name="T24">Email</text:span><text:span text:style-name="T1">:surendra.upputuru@mail.com</text:span></text:p>
      <text:p text:style-name="P10"><text:span text:style-name="T1"><text:s/></text:span><text:span text:style-name="T24">Mobile No</text:span><text:span text:style-name="T1"> :</text:span><text:span text:style-name="T19"> 6309493989</text:span></text:p>
      <text:p text:style-name="P11">(FRESHER RESUME)</text:p>
      <text:p text:style-name="P11"/>
      <text:p text:style-name="P12"><text:span text:style-name="T28"><text:s/></text:span><text:span text:style-name="T29">CAREER</text:span><text:span text:style-name="T30"> </text:span><text:span text:style-name="T29">OBJECTIVE</text:span><text:span text:style-name="T4"><text:tab/></text:span></text:p>
      <text:list xml:id="list8784620823754618106" text:style-name="WWNum1">
        <text:list-item>
          <text:p text:style-name="P30"><text:span text:style-name="T1">To join an organization to enhance my personal skills and knowledge as also to work for the betterment of the </text:span><text:span text:style-name="T20">firm.</text:span></text:p>
        </text:list-item>
      </text:list>
      <text:p text:style-name="P12"><text:span text:style-name="T29">TECHNICAL SUMMARY</text:span><text:span text:style-name="T4"><text:tab/></text:span></text:p>
      <text:list xml:id="list2951448517964906763" text:style-name="WWNum2">
        <text:list-item>
          <text:p text:style-name="P33">CORE-PYTHON</text:p>
        </text:list-item>
      </text:list>
      <text:list xml:id="list7933228889488633979" text:style-name="WWNum9">
        <text:list-item>
          <text:p text:style-name="P34">Good Knowledge of Flow Control concepts like Conditional Statements , Transfer Statements , Iterative Statements.</text:p>
        </text:list-item>
        <text:list-item>
          <text:p text:style-name="P35">Good Knowledge of <text:s/>Date Type concepts like String , List , Tuple , Set , Dictionary.</text:p>
        </text:list-item>
        <text:list-item>
          <text:p text:style-name="P35">Good Knowledge of Functions , Global keyword , Packages.</text:p>
        </text:list-item>
        <text:list-item>
          <text:p text:style-name="P35">Good Knowledge of Operators.</text:p>
        </text:list-item>
      </text:list>
      <text:list xml:id="list27618350" text:continue-list="list2951448517964906763" text:style-name="WWNum2">
        <text:list-item>
          <text:p text:style-name="P31">ADVANCED-PYTHON</text:p>
        </text:list-item>
      </text:list>
      <text:list xml:id="list7295081990715485226" text:style-name="WWNum10">
        <text:list-item>
          <text:p text:style-name="P49"><text:s/>Good in File handling </text:p>
        </text:list-item>
        <text:list-item>
          <text:p text:style-name="P49">Hands on <text:s/>Exception handling and written custom exception.</text:p>
        </text:list-item>
        <text:list-item>
          <text:p text:style-name="P49">Good Knowledge of OOPs concept like Class, Object </text:p>
        </text:list-item>
      </text:list>
      <text:p text:style-name="P26">Polymorphism , Inheritance , Abstraction , Encapsulation.</text:p>
      <text:list xml:id="list27616407" text:continue-list="list27618350" text:style-name="WWNum2">
        <text:list-item>
          <text:p text:style-name="P31">PYTHON FRAMEWORK-DJANGO</text:p>
        </text:list-item>
      </text:list>
      <text:list xml:id="list27617263" text:continue-list="list7295081990715485226" text:style-name="WWNum10">
        <text:list-item>
          <text:p text:style-name="P49"><text:tab/>Good Knowledge on Django WebApplication Programming</text:p>
        </text:list-item>
      </text:list>
      <text:list xml:id="list27632030" text:continue-list="list27616407" text:style-name="WWNum2">
        <text:list-item>
          <text:p text:style-name="P32">DJANGO REST FRAMEWOR</text:p>
        </text:list-item>
        <text:list-item>
          <text:p text:style-name="P50"><text:s/>Knowledge on Django REST API <text:s/>Development</text:p>
        </text:list-item>
      </text:list>
      <text:p text:style-name="P15"/>
      <text:p text:style-name="P1"/>
      <text:p text:style-name="P12"><text:span text:style-name="T28"><text:s/></text:span><text:span text:style-name="T29">EDUCATIONAL</text:span><text:span text:style-name="T31"> </text:span><text:span text:style-name="T29">PROFILE</text:span><text:span text:style-name="T4"><text:tab/></text:span></text:p>
      <text:p text:style-name="P2"/>
      <text:list xml:id="list669963739031227129" text:style-name="WWNum4">
        <text:list-item>
          <text:p text:style-name="P36">MBA in <text:s/>Jawaharlal Nehru Technological University Anantapu with 71% <text:s/>during 2017-2019</text:p>
        </text:list-item>
        <text:list-item>
          <text:p text:style-name="P36">BSc in computer Science with 75% from VS University during 2014-2017</text:p>
        </text:list-item>
      </text:list>
      <text:p text:style-name="P2"/>
      <text:p text:style-name="P6"/>
      <text:p text:style-name="P6"/>
      <text:p text:style-name="P6"><text:soft-page-break/></text:p>
      <text:p text:style-name="P6"/>
      <text:p text:style-name="P6"/>
      <text:p text:style-name="P12"><text:span text:style-name="T7"><text:s/></text:span><text:span text:style-name="T29">TECHNICAL</text:span><text:span text:style-name="T32"> </text:span><text:span text:style-name="T29">SKILLS</text:span><text:span text:style-name="T4"><text:tab/></text:span></text:p>
      <text:list xml:id="list6609383144945066542" text:style-name="WWNum5">
        <text:list-item>
          <text:p text:style-name="P37"><text:span text:style-name="T5">OPERATING</text:span><text:span text:style-name="T12"> </text:span><text:span text:style-name="T5">SYSTEM</text:span><text:span text:style-name="T1"><text:tab/>: </text:span><text:span text:style-name="T3">Windows 10, Windows</text:span><text:span text:style-name="T9"> </text:span><text:span text:style-name="T3">7.</text:span></text:p>
        </text:list-item>
        <text:list-item>
          <text:p text:style-name="P38"><text:span text:style-name="T5">WEB</text:span><text:span text:style-name="T8"> </text:span><text:span text:style-name="T5">TECHNOLOGY</text:span><text:span text:style-name="T1"><text:tab/> : </text:span><text:span text:style-name="T3">HTML, CSS, JavaScript,</text:span><text:span text:style-name="T6"> </text:span><text:span text:style-name="T3">Bootstrap.</text:span></text:p>
        </text:list-item>
        <text:list-item>
          <text:p text:style-name="P39"><text:span text:style-name="T5">PROGRAMMING LANGUAGES</text:span><text:span text:style-name="T1"> <text:s text:c="6"/>:</text:span><text:span text:style-name="T6"> </text:span><text:span text:style-name="T3">Python.</text:span></text:p>
        </text:list-item>
        <text:list-item>
          <text:p text:style-name="P40"><text:span text:style-name="T5">FRAMEWORK</text:span><text:span text:style-name="T1"><text:tab/> : </text:span><text:span text:style-name="T20">Django </text:span><text:span text:style-name="T1">Web</text:span><text:span text:style-name="T22"> </text:span><text:span text:style-name="T1">Development</text:span><text:span text:style-name="T38">,</text:span><text:span text:style-name="T37">REST API.</text:span></text:p>
        </text:list-item>
        <text:list-item>
          <text:p text:style-name="P38"><text:span text:style-name="T5">OTHERS</text:span><text:span text:style-name="T1"><text:tab/> </text:span><text:span text:style-name="T23">: </text:span><text:span text:style-name="T1">MS-Word, MS-Power</text:span><text:span text:style-name="T25"> </text:span><text:span text:style-name="T1">Point, GIT.</text:span></text:p>
        </text:list-item>
      </text:list>
      <text:p text:style-name="P3"/>
      <text:p text:style-name="P3"/>
      <text:p text:style-name="P3"/>
      <text:p text:style-name="P3"/>
      <text:p text:style-name="P27">PERSONALITY TRAITS</text:p>
      <text:list xml:id="list7888300926657144733" text:style-name="WWNum6">
        <text:list-item>
          <text:p text:style-name="P41"><text:span text:style-name="T1">Strong analytical and people management</text:span><text:span text:style-name="T26"> </text:span><text:span text:style-name="T19">skills</text:span></text:p>
        </text:list-item>
        <text:list-item>
          <text:p text:style-name="P42"><text:span text:style-name="T3">Quick</text:span><text:span text:style-name="T9"> </text:span><text:span text:style-name="T3">learner</text:span></text:p>
        </text:list-item>
      </text:list>
      <text:p text:style-name="P13"/>
      <text:p text:style-name="P43"><text:span text:style-name="T13"><text:s/></text:span><text:span text:style-name="T4">ACADEMIC</text:span><text:span text:style-name="T14"> </text:span><text:span text:style-name="T4">PROJECT<text:tab/><text:tab/></text:span></text:p>
      <text:p text:style-name="P44"/>
      <text:list xml:id="list27610402" text:continue-list="list7933228889488633979" text:style-name="WWNum9">
        <text:list-item>
          <text:p text:style-name="P52"><text:span text:style-name="T2">Title<text:tab/>:<text:tab/>A study on Inventory Management With reference</text:span><text:span text:style-name="T11"> </text:span><text:span text:style-name="T2">to</text:span></text:p>
        </text:list-item>
      </text:list>
      <text:p text:style-name="P45"><text:s text:c="44"/>Coastal Laboratories Pvt Ltd.</text:p>
      <text:list xml:id="list27629019" text:continue-numbering="true" text:style-name="WWNum9">
        <text:list-item>
          <text:p text:style-name="P53"><text:span text:style-name="T2">Tenure<text:tab/>:<text:tab/>Nov-2018 to</text:span><text:span text:style-name="T15"> </text:span><text:span text:style-name="T2">April-2019</text:span></text:p>
        </text:list-item>
        <text:list-item>
          <text:p text:style-name="P53"><text:span text:style-name="T2">Objective<text:tab/>:<text:tab/>To Analyse the efficiency </text:span><text:span text:style-name="T16">of </text:span><text:span text:style-name="T2">Inventory <text:s text:c="14"/><text:tab/><text:tab/> <text:s text:c="2"/><text:tab/><text:tab/><text:tab/>Management</text:span><text:span text:style-name="T17"> </text:span><text:span text:style-name="T16">of </text:span><text:span text:style-name="T2">Costal</text:span><text:span text:style-name="T18"> </text:span><text:span text:style-name="T2">Laboratories.</text:span></text:p>
        </text:list-item>
      </text:list>
      <text:p text:style-name="P46"/>
      <text:p text:style-name="P47"><text:s text:c="4"/>Project Description:</text:p>
      <text:p text:style-name="P47"/>
      <text:list xml:id="list27630372" text:continue-numbering="true" text:style-name="WWNum9">
        <text:list-item>
          <text:p text:style-name="P54">In order to understand the nature of inventory management of an organization, I took up this Inventory Management as a topic for my project, to give findings and suggestions by adopting and analysing different inventory control techniques.</text:p>
        </text:list-item>
      </text:list>
      <text:p text:style-name="P51"/>
      <text:p text:style-name="P13"/>
      <text:p text:style-name="P12"><text:span text:style-name="T7"><text:s/></text:span><text:span text:style-name="T4">PERSONAL</text:span><text:span text:style-name="T10"> </text:span><text:span text:style-name="T4">PROFILE<text:tab/></text:span></text:p>
      <text:p text:style-name="P14"/>
      <text:p text:style-name="P22">Name<text:tab/>:<text:tab/>SURENDRA UPPUTURU</text:p>
      <text:p text:style-name="P16"><text:span text:style-name="T1">Father’s</text:span><text:span text:style-name="T21"> </text:span><text:span text:style-name="T1">Name<text:tab/>:<text:tab/></text:span><text:span text:style-name="T20">U.</text:span><text:span text:style-name="T27"> </text:span><text:span text:style-name="T1">SUBHARAMANYAM</text:span></text:p>
      <text:p text:style-name="P19"><text:span text:style-name="T1">Date</text:span><text:span text:style-name="T35"> </text:span><text:span text:style-name="T20">of</text:span><text:span text:style-name="T36"> </text:span><text:span text:style-name="T1">Birth<text:tab/>:<text:tab/>21-05-1998</text:span></text:p>
      <text:p text:style-name="P18">Nationality<text:tab/>:<text:tab/>Indian</text:p>
      <text:p text:style-name="P20"><text:span text:style-name="T1">Hobbies<text:tab/>:<text:tab/>Watching TV, Playing Cricket,</text:span><text:span text:style-name="T21"> </text:span><text:span text:style-name="T1">Dancing</text:span></text:p>
      <text:p text:style-name="P21"><text:span text:style-name="T1">Languages Known<text:tab/>:<text:tab/>English,</text:span><text:span text:style-name="T22"> </text:span><text:span text:style-name="T1">Telugu</text:span></text:p>
      <text:p text:style-name="P17"><text:span text:style-name="T1">Address<text:tab/>:<text:tab/>JR Peta, Atmakur, SPSR</text:span><text:span text:style-name="T19"> </text:span><text:span text:style-name="T1">Nellore.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3"/>
      <text:p text:style-name="P12"><text:span text:style-name="T7"><text:s/></text:span><text:span text:style-name="T4">DECLARATION<text:tab/></text:span></text:p>
      <text:p text:style-name="P24"/>
      <text:p text:style-name="P28">I hereby declare that the information furnished above is true to the best of my knowledge and belief.</text:p>
      <text:p text:style-name="P25"/>
      <text:p text:style-name="P9">Place:<text:tab/>Yours Sincerely,</text:p>
      <text:p text:style-name="P7"><text:span text:style-name="T33">Date:<text:tab/>(U.SURENDRA</text:span><text:span text:style-name="T3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GB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font-name-asian="SimSun" style:font-size-asian="11pt" style:language-asian="en" style:country-asian="GB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055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32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9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6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1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0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75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94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42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23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4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3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42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21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8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52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02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9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62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83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creation-date>2020-02-13T05:23:00</meta:creation-date>
    <dc:date>2020-09-17T07:40:16.62</dc:date>
    <meta:editing-duration>PT9M31S</meta:editing-duration>
    <meta:generator>OpenOffice/4.1.7$Win32 OpenOffice.org_project/417m1$Build-9800</meta:generator>
    <meta:document-statistic meta:table-count="0" meta:image-count="0" meta:object-count="0" meta:page-count="3" meta:paragraph-count="53" meta:word-count="352" meta:character-count="23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